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BB477F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5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width="0.1cm" svg:stroke-color="#ff950e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6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7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Sans Unicode'" style:font-style-name="Normale" style:font-family-generic="swiss" style:font-pitch="variable" fo:font-size="32pt" style:font-size-asian="32pt" style:font-size-complex="32pt"/>
    </style:style>
    <style:style style:name="P3" style:family="paragraph">
      <style:text-properties fo:font-family="'Lucida Sans Unicode'" style:font-family-generic="swiss" style:font-pitch="variable"/>
    </style:style>
    <style:style style:name="P4" style:family="paragraph">
      <style:paragraph-properties fo:text-align="center"/>
      <style:text-properties fo:font-family="'Lucida Sans Unicode'" style:font-family-generic="swiss" style:font-pitch="variable"/>
    </style:style>
    <style:style style:name="P5" style:family="paragraph">
      <style:paragraph-properties fo:text-align="center"/>
      <style:text-properties fo:color="#ffffff" fo:font-family="'Lucida Sans Typewriter'" style:font-style-name="Normale" style:font-family-generic="swiss" style:font-pitch="fixed" fo:font-size="1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family="'Lucida Sans Unicode'" style:font-style-name="Normale" style:font-family-generic="swiss" style:font-pitch="variable" fo:font-size="18pt" style:font-size-asian="18pt" style:font-size-complex="18pt"/>
    </style:style>
    <style:style style:name="P8" style:family="paragraph">
      <style:paragraph-properties fo:text-align="center"/>
      <style:text-properties fo:font-family="'Lucida Sans Unicode'" style:font-family-generic="swiss" style:font-pitch="variable"/>
    </style:style>
    <style:style style:name="P9" style:family="paragraph">
      <style:paragraph-properties fo:text-align="center"/>
      <style:text-properties fo:font-family="'Lucida Console'" style:font-pitch="variable"/>
    </style:style>
    <style:style style:name="T1" style:family="text">
      <style:text-properties fo:font-family="'Lucida Sans Unicode'" style:font-style-name="Normale" style:font-family-generic="swiss" style:font-pitch="variable" fo:font-size="32pt" style:font-size-asian="32pt" style:font-size-complex="32pt"/>
    </style:style>
    <style:style style:name="T2" style:family="text">
      <style:text-properties fo:font-family="'Lucida Sans Unicode'" style:font-family-generic="swiss" style:font-pitch="variable"/>
    </style:style>
    <style:style style:name="T3" style:family="text">
      <style:text-properties fo:color="#ffffff" fo:font-family="'Lucida Sans Typewriter'" style:font-style-name="Normale" style:font-family-generic="swiss" style:font-pitch="fixed" fo:font-size="18pt" style:font-size-asian="18pt" style:font-size-complex="1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ucida Sans Unicode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5cm" svg:height="2cm" svg:x="13.3cm" svg:y="4.5cm">
          <text:p/>
          <draw:enhanced-geometry svg:viewBox="0 0 21600 21600" draw:mirror-horizontal="false" draw:mirror-vertical="fals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2.5cm" svg:height="12.5cm" svg:x="8cm" svg:y="4.5cm">
          <text:p/>
          <draw:enhanced-geometry svg:viewBox="0 0 21600 21600" draw:glue-points="10800 0 3163 3163 0 10800 3163 18437 10800 21600 18437 18437 21600 10800 18437 3163" draw:text-areas="3163 3163 18437 18437" draw:type="ring" draw:modifiers="2463.930885529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3.5cm" svg:height="2cm" svg:x="11.2cm" svg:y="15cm">
          <text:p/>
          <draw:enhanced-geometry svg:viewBox="0 0 21600 21600" draw:mirror-horizontal="true" draw:mirror-vertical="fals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5cm" svg:height="2cm" draw:transform="rotate (1.6004669240785) translate (8.001cm 11.558cm)">
          <text:p/>
          <draw:enhanced-geometry svg:viewBox="0 0 21600 21600" draw:mirror-horizontal="false" draw:mirror-vertical="fals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5cm" svg:height="2cm" draw:transform="rotate (1.6004669240785) translate (18.504cm 13.552cm)">
          <text:p/>
          <draw:enhanced-geometry svg:viewBox="0 0 21600 21600" draw:mirror-horizontal="false" draw:mirror-vertical="tru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5cm" svg:height="1.5cm" svg:x="5.5cm" svg:y="15.5cm">
          <text:p/>
          <draw:enhanced-geometry svg:viewBox="0 0 21600 21600" draw:text-areas="?f7 ?f0 21600 ?f2" draw:type="left-arrow" draw:modifiers="21600 6235.5857656937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7cm" svg:height="1.5cm" svg:x="7cm" svg:y="15.5cm">
          <text:p/>
        </draw:rect>
        <draw:rect draw:style-name="gr2" draw:text-style-name="P1" draw:layer="layout" svg:width="6.5cm" svg:height="1.5cm" svg:x="7.5cm" svg:y="4.5cm">
          <text:p/>
        </draw:rect>
        <draw:custom-shape draw:style-name="gr1" draw:text-style-name="P1" draw:layer="layout" svg:width="4cm" svg:height="1.5cm" svg:x="5.5cm" svg:y="4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6cm" svg:height="3.713cm" svg:x="11.25cm" svg:y="9.15cm">
          <draw:text-box>
            <text:p text:style-name="P1"><text:span text:style-name="T1">Identity</text:span></text:p>
            <text:p text:style-name="P1"><text:span text:style-name="T1">Lifecycle</text:span></text:p>
          </draw:text-box>
        </draw:frame>
        <draw:frame draw:style-name="gr4" draw:text-style-name="P1" draw:layer="layout" svg:width="2cm" svg:height="2cm" svg:x="3cm" svg:y="4cm">
          <draw:image xlink:href="Pictures/10000201000001F4000001F4BB477FEB.png" xlink:type="simple" xlink:show="embed" xlink:actuate="onLoad">
            <text:p/>
          </draw:image>
        </draw:frame>
        <draw:frame draw:style-name="gr5" draw:text-style-name="P3" xml:id="id3" draw:id="id3" draw:layer="layout" svg:width="4.285cm" svg:height="1.229cm" svg:x="12.715cm" svg:y="3.1cm">
          <draw:text-box>
            <text:p><text:span text:style-name="T2">Promotion</text:span></text:p>
          </draw:text-box>
        </draw:frame>
        <draw:line draw:style-name="gr6" draw:text-style-name="P1" draw:layer="layout" svg:x1="14.5cm" svg:y1="4cm" svg:x2="14.5cm" svg:y2="5cm">
          <text:p/>
        </draw:line>
        <draw:frame draw:style-name="gr7" draw:text-style-name="P4" xml:id="id7" draw:id="id7" draw:layer="layout" svg:width="3.389cm" svg:height="2.207cm" svg:x="12.865cm" svg:y="17.1cm">
          <draw:text-box>
            <text:p text:style-name="P1"><text:span text:style-name="T2">Password</text:span></text:p>
            <text:p text:style-name="P1"><text:span text:style-name="T2">expires</text:span></text:p>
          </draw:text-box>
        </draw:frame>
        <draw:line draw:style-name="gr6" draw:text-style-name="P1" draw:layer="layout" svg:x1="14.5cm" svg:y1="16.5cm" svg:x2="14.5cm" svg:y2="17.5cm">
          <text:p/>
        </draw:line>
        <draw:frame draw:style-name="gr7" draw:text-style-name="P4" xml:id="id5" draw:id="id5" draw:layer="layout" svg:width="3.44cm" svg:height="2.207cm" svg:x="18.7cm" svg:y="15.6cm">
          <draw:text-box>
            <text:p text:style-name="P1"><text:span text:style-name="T2">Lost</text:span></text:p>
            <text:p text:style-name="P1"><text:span text:style-name="T2">password</text:span></text:p>
          </draw:text-box>
        </draw:frame>
        <draw:frame draw:style-name="gr7" draw:text-style-name="P4" xml:id="id2" draw:id="id2" draw:layer="layout" svg:width="3.279cm" svg:height="2.207cm" svg:x="19cm" svg:y="4.101cm">
          <draw:text-box>
            <text:p text:style-name="P1"><text:span text:style-name="T2">Move</text:span></text:p>
            <text:p text:style-name="P1"><text:span text:style-name="T2">locations</text:span></text:p>
          </draw:text-box>
        </draw:frame>
        <draw:line draw:style-name="gr6" draw:text-style-name="P1" draw:layer="layout" svg:x1="19.5cm" svg:y1="6cm" svg:x2="18.5cm" svg:y2="7cm">
          <text:p/>
        </draw:line>
        <draw:line draw:style-name="gr6" draw:text-style-name="P1" draw:layer="layout" svg:x1="19.5cm" svg:y1="15.9cm" svg:x2="18.5cm" svg:y2="14.9cm">
          <text:p/>
        </draw:line>
        <draw:frame draw:style-name="gr7" draw:text-style-name="P3" xml:id="id4" draw:id="id4" draw:layer="layout" svg:width="4.172cm" svg:height="1.229cm" svg:x="20.928cm" svg:y="10.271cm">
          <draw:text-box>
            <text:p><text:span text:style-name="T2">New project</text:span></text:p>
          </draw:text-box>
        </draw:frame>
        <draw:line draw:style-name="gr6" draw:text-style-name="P1" draw:layer="layout" svg:x1="21cm" svg:y1="11cm" svg:x2="20cm" svg:y2="11cm">
          <text:p/>
        </draw:line>
        <draw:custom-shape draw:style-name="gr8" draw:text-style-name="P5" xml:id="id6" draw:id="id6" draw:layer="layout" svg:width="6cm" svg:height="2cm" svg:x="22.5cm" svg:y="18cm">
          <text:p text:style-name="P1"><text:span text:style-name="T3">Password</text:span></text:p>
          <text:p text:style-name="P1"><text:span text:style-name="T3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cm" svg:height="1.5cm" svg:x="1.5cm" svg:y="18cm">
          <text:p text:style-name="P1"><text:span text:style-name="T3">De-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cm" svg:height="1.5cm" svg:x="1.5cm" svg:y="1.5cm">
          <text:p text:style-name="P1"><text:span text:style-name="T3">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6cm" svg:height="2cm" svg:x="22.7cm" svg:y="1cm">
          <text:p text:style-name="P1"><text:span text:style-name="T3">Routine</text:span></text:p>
          <text:p text:style-name="P1"><text:span text:style-name="T3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25.7cm" svg:y1="3cm" svg:x2="22.279cm" svg:y2="5.204cm" draw:start-shape="id1" draw:start-glue-point="2" draw:end-shape="id2" draw:end-glue-point="1" svg:d="m25700 3000c0 1470-1140 2204-3421 2204">
          <text:p/>
        </draw:connector>
        <draw:connector draw:style-name="gr9" draw:text-style-name="P1" draw:layer="layout" draw:type="curve" svg:x1="22.7cm" svg:y1="2cm" svg:x2="14.557cm" svg:y2="3.1cm" draw:start-shape="id1" draw:start-glue-point="3" draw:end-shape="id3" draw:end-glue-point="0" svg:d="m22700 2000c-5429 0-8143 366-8143 1100">
          <text:p/>
        </draw:connector>
        <draw:connector draw:style-name="gr9" draw:text-style-name="P1" draw:layer="layout" draw:type="curve" svg:x1="25.7cm" svg:y1="3cm" svg:x2="23.014cm" svg:y2="10.271cm" draw:start-shape="id1" draw:start-glue-point="2" draw:end-shape="id4" draw:end-glue-point="0" svg:d="m25700 3000c0 5454-2686 1819-2686 7271">
          <text:p/>
        </draw:connector>
        <draw:connector draw:style-name="gr9" draw:text-style-name="P1" draw:layer="layout" draw:type="curve" svg:x1="22.14cm" svg:y1="16.703cm" svg:x2="25.5cm" svg:y2="18cm" draw:start-shape="id5" draw:start-glue-point="1" draw:end-shape="id6" draw:end-glue-point="0" svg:d="m22140 16703c2240 0 3360 432 3360 1297">
          <text:p/>
        </draw:connector>
        <draw:connector draw:style-name="gr9" draw:text-style-name="P1" draw:layer="layout" draw:type="curve" svg:x1="22.5cm" svg:y1="19cm" svg:x2="16.254cm" svg:y2="18.203cm" draw:start-shape="id6" draw:end-shape="id7" draw:end-glue-point="1" svg:d="m22500 19000c-4684 0-1562-797-6246-797">
          <text:p/>
        </draw:connector>
      </draw:page>
      <draw:page draw:name="page2" draw:style-name="dp1" draw:master-page-name="Predefinito">
        <draw:custom-shape draw:style-name="gr10" draw:text-style-name="P1" draw:layer="layout" svg:width="15cm" svg:height="8cm" svg:x="2.5cm" svg:y="7.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6"><text:span text:style-name="T4">Syncope </text:span><text:span text:style-name="T4">core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9" draw:id="id9" draw:layer="layout" svg:width="14cm" svg:height="1cm" svg:x="3cm" svg:y="7.7cm">
          <text:p text:style-name="P7">RESTful 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0" draw:id="id10" draw:layer="layout" svg:width="6cm" svg:height="2.3cm" svg:x="3cm" svg:y="11.8cm">
          <text:p text:style-name="P7">JPA</text:p>
          <text:p text:style-name="P7">persistence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7.5cm" svg:height="2.3cm" svg:x="9.5cm" svg:y="11.8cm">
          <text:p text:style-name="P7">IdentityConnectors</text:p>
          <text:p text:style-name="P7">propagation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5cm" svg:height="2.5cm" svg:x="3cm" svg:y="9cm">
          <text:p text:style-name="P7">Workflow</text:p>
          <text:p text:style-name="P7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9cm" svg:height="2.5cm" svg:x="8cm" svg:y="9cm">
          <text:p text:style-name="P7">Syncope</text:p>
          <text:p text:style-name="P7">core 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8cm" svg:height="1.7cm" svg:x="20.2cm" svg:y="11.5cm">
          <text:p text:style-name="P1"><text:span text:style-name="T4">Syncope 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draw:line-skew="0.199cm" svg:x1="20.2cm" svg:y1="12.35cm" svg:x2="17cm" svg:y2="8.2cm" draw:start-shape="id8" draw:start-glue-point="3" draw:end-shape="id9" draw:end-glue-point="1" svg:d="m20200 12350h-1400v-4150h-1800">
          <text:p text:style-name="P1"><text:span text:style-name="T5"><text:s text:c="7"/></text:span><text:span text:style-name="T5">REST calls</text:span></text:p>
        </draw:connector>
        <draw:custom-shape draw:style-name="gr12" draw:text-style-name="P9" xml:id="id11" draw:id="id11" draw:layer="layout" svg:width="3cm" svg:height="3.5cm" svg:x="2cm" svg:y="16.2cm">
          <text:p text:style-name="P9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" draw:layer="layout" draw:type="line" svg:x1="6cm" svg:y1="14.1cm" svg:x2="3.5cm" svg:y2="16.2cm" draw:start-shape="id10" draw:start-glue-point="2" draw:end-shape="id11" draw:end-glue-point="5" svg:d="m6000 14100-2500 2100">
          <text:p/>
        </draw:connector>
        <draw:frame draw:style-name="gr4" draw:text-style-name="P1" xml:id="id12" draw:id="id12" draw:layer="layout" svg:width="2cm" svg:height="2cm" svg:x="23.2cm" svg:y="6cm">
          <draw:image xlink:href="Pictures/10000201000001F4000001F4BB477FEB.png" xlink:type="simple" xlink:show="embed" xlink:actuate="onLoad">
            <text:p/>
          </draw:image>
        </draw:frame>
        <draw:connector draw:style-name="gr16" draw:text-style-name="P8" draw:layer="layout" draw:type="line" svg:x1="24.2cm" svg:y1="8cm" svg:x2="24.2cm" svg:y2="11.5cm" draw:start-shape="id12" draw:end-shape="id8" svg:d="m24200 8000v3500">
          <text:p text:style-name="P1"><text:span text:style-name="T5">Web </text:span></text:p>
          <text:p text:style-name="P1"><text:span text:style-name="T5">administration</text:span></text:p>
        </draw:connector>
        <draw:custom-shape draw:style-name="gr18" draw:text-style-name="P7" xml:id="id13" draw:id="id13" draw:layer="layout" svg:width="8.5cm" svg:height="2cm" svg:x="5.75cm" svg:y="3cm">
          <text:p text:style-name="P7">Third-party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draw:type="line" svg:x1="10cm" svg:y1="5cm" svg:x2="10cm" svg:y2="7.7cm" draw:start-shape="id13" draw:start-glue-point="2" draw:end-shape="id9" draw:end-glue-point="0" svg:d="m10000 5000v2700">
          <text:p text:style-name="P8">REST call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'Lucid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cesco Chicchiriccò</meta:initial-creator>
    <meta:creation-date>2011-01-21T15:02:26</meta:creation-date>
    <dc:date>2011-01-24T12:54:41</dc:date>
    <dc:creator>Francesco Chicchiriccò</dc:creator>
    <meta:editing-duration>PT2H17M2S</meta:editing-duration>
    <meta:editing-cycles>23</meta:editing-cycles>
    <meta:generator>LibreOffice/3.3$Unix LibreOffice_project/330m19$Build-6</meta:generator>
    <meta:document-statistic meta:object-count="44"/>
  </office:meta>
</office:document-meta>
</file>